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b94b" officeooo:paragraph-rsid="001ee4b9" style:font-weight-asian="normal" style:font-weight-complex="normal"/>
    </style:style>
    <style:style style:name="P2" style:family="paragraph" style:parent-style-name="Standard">
      <style:text-properties fo:font-weight="normal" officeooo:rsid="001ef66c" officeooo:paragraph-rsid="001ef66c" style:font-weight-asian="normal" style:font-weight-complex="normal"/>
    </style:style>
    <style:style style:name="P3" style:family="paragraph" style:parent-style-name="Standard">
      <style:text-properties fo:font-weight="normal" officeooo:rsid="002a6bac" officeooo:paragraph-rsid="002a6bac" style:font-weight-asian="normal" style:font-weight-complex="normal"/>
    </style:style>
    <style:style style:name="P4" style:family="paragraph" style:parent-style-name="Standard">
      <style:text-properties officeooo:rsid="00190881" officeooo:paragraph-rsid="001ee4b9"/>
    </style:style>
    <style:style style:name="P5" style:family="paragraph" style:parent-style-name="Standard">
      <style:text-properties fo:font-weight="bold" officeooo:rsid="000fa9d3" officeooo:paragraph-rsid="001ee4b9" style:font-weight-asian="bold" style:font-weight-complex="bold"/>
    </style:style>
    <style:style style:name="P6" style:family="paragraph" style:parent-style-name="Standard">
      <style:text-properties fo:font-weight="bold" officeooo:rsid="001b0b5f" officeooo:paragraph-rsid="001ee4b9" style:font-weight-asian="bold" style:font-weight-complex="bold"/>
    </style:style>
    <style:style style:name="P7" style:family="paragraph" style:parent-style-name="Standard">
      <style:text-properties officeooo:rsid="001ee4b9" officeooo:paragraph-rsid="001ee4b9"/>
    </style:style>
    <style:style style:name="P8" style:family="paragraph" style:parent-style-name="Standard">
      <style:text-properties officeooo:rsid="0017f25a" officeooo:paragraph-rsid="001ee4b9"/>
    </style:style>
    <style:style style:name="P9" style:family="paragraph" style:parent-style-name="Standard">
      <style:text-properties officeooo:rsid="0022e5bc" officeooo:paragraph-rsid="0022e5bc"/>
    </style:style>
    <style:style style:name="P10" style:family="paragraph" style:parent-style-name="Standard">
      <style:text-properties fo:font-weight="normal" officeooo:rsid="002bc920" officeooo:paragraph-rsid="002bc920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bc920" officeooo:paragraph-rsid="002bc920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2bc920" officeooo:paragraph-rsid="002bc920" style:font-weight-asian="normal" style:font-weight-complex="normal"/>
    </style:style>
    <style:style style:name="P13" style:family="paragraph" style:parent-style-name="Standard">
      <style:text-properties fo:font-weight="normal" officeooo:rsid="002c70e8" officeooo:paragraph-rsid="002c70e8" style:font-weight-asian="normal" style:font-weight-complex="normal"/>
    </style:style>
    <style:style style:name="T1" style:family="text">
      <style:text-properties officeooo:rsid="000fa9d3"/>
    </style:style>
    <style:style style:name="T2" style:family="text">
      <style:text-properties officeooo:rsid="0022e5bc"/>
    </style:style>
    <style:style style:name="T3" style:family="text">
      <style:text-properties officeooo:rsid="002363ac"/>
    </style:style>
    <style:style style:name="T4" style:family="text">
      <style:text-properties officeooo:rsid="0027fe55"/>
    </style:style>
    <style:style style:name="T5" style:family="text">
      <style:text-properties officeooo:rsid="0028aa4d"/>
    </style:style>
    <style:style style:name="T6" style:family="text">
      <style:text-properties officeooo:rsid="002c70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2 hidden layer network</text:p>
      <text:p text:style-name="P8">Feature scaling: <text:span text:style-name="T4">StandardScaler</text:span> <text:span text:style-name="T3">feature</text:span> <text:span text:style-name="T3">scaling </text:span>performed on <text:span text:style-name="T2">X, Y </text:span></text:p>
      <text:p text:style-name="P9">ReLU activation function in all layers,<text:span text:style-name="T4">softsign in the last layer</text:span></text:p>
      <text:p text:style-name="P4">Validation loss after <text:span text:style-name="T1">400 epochs: </text:span></text:p>
      <text:p text:style-name="P5">Learning rate=theoretical LR</text:p>
      <text:p text:style-name="P6">Same random weights initialized for constant and adaptive learning rate schemes</text:p>
      <text:p text:style-name="P1">SGD optimizer <text:span text:style-name="T5">with momentum</text:span></text:p>
      <text:p text:style-name="P3">beta value=0.9</text:p>
      <text:p text:style-name="P1"/>
      <text:p text:style-name="P2">Batch size=<text:span text:style-name="T3">64</text:span></text:p>
      <text:p text:style-name="P13"/>
      <text:p text:style-name="P10">CONSTANT LR</text:p>
      <text:list xml:id="list770089024486416145" text:style-name="L1">
        <text:list-item>
          <text:p text:style-name="P11">w_prime=w – (lr) (Vt)</text:p>
        </text:list-item>
      </text:list>
      <text:p text:style-name="P10"/>
      <text:p text:style-name="P10">ADAPTIVE LR</text:p>
      <text:list xml:id="list3340192548739357077" text:style-name="L2">
        <text:list-item>
          <text:p text:style-name="P12">w_prime=w – (lr) (Vt)</text:p>
        </text:list-item>
        <text:list-item>
          <text:p text:style-name="P12">The initial learning rate is very high. Usually, without momentum, the weights updates after the first epoch will be smaller since the K_Max value will be larger and learning rate will be smaller. However, with momentum, <text:span text:style-name="T6">the initial learning rate is very high. But the weight update rule uses a high value of learning rate(similar to the one used when there is no momentum term) and the term Vt gives more weightage to the previously used gradients. This cause the K_Max value to be very high at the end of the first epoch. This leads to a small learning rate. The loss value will be large due to large values of Vt. Since the learning rate is small, weight updates may be smal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2:09:04.726857228</meta:creation-date>
    <dc:date>2019-11-27T20:59:44.474291536</dc:date>
    <meta:editing-duration>PT1H11M40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86" meta:character-count="1093" meta:non-whitespace-character-count="920"/>
  </office:meta>
</office:document-meta>
</file>